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473cm" fo:margin-left="0.54cm" table:align="left"/>
    </style:style>
    <style:style style:name="Table1.A" style:family="table-column">
      <style:table-column-properties style:column-width="7.964cm"/>
    </style:style>
    <style:style style:name="Table1.B" style:family="table-column">
      <style:table-column-properties style:column-width="8.509cm"/>
    </style:style>
    <style:style style:name="Table1.1" style:family="table-row">
      <style:table-row-properties style:min-row-height="4.78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6.378cm" fo:margin-left="0.646cm" table:align="left"/>
    </style:style>
    <style:style style:name="Table2.A" style:family="table-column">
      <style:table-column-properties style:column-width="7.858cm"/>
    </style:style>
    <style:style style:name="Table2.B" style:family="table-column">
      <style:table-column-properties style:column-width="8.52cm"/>
    </style:style>
    <style:style style:name="Table2.1" style:family="table-row">
      <style:table-row-properties style:min-row-height="3.99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6.261cm" fo:margin-left="0.751cm" table:align="left"/>
    </style:style>
    <style:style style:name="Table3.A" style:family="table-column">
      <style:table-column-properties style:column-width="7.752cm"/>
    </style:style>
    <style:style style:name="Table3.B" style:family="table-column">
      <style:table-column-properties style:column-width="8.50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6.272cm" fo:margin-left="0.751cm" table:align="left"/>
    </style:style>
    <style:style style:name="Table4.A" style:family="table-column">
      <style:table-column-properties style:column-width="7.752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5" style:family="table">
      <style:table-properties style:width="16.298cm" fo:margin-left="0.725cm" table:align="left"/>
    </style:style>
    <style:style style:name="Table5.A" style:family="table-column">
      <style:table-column-properties style:column-width="7.779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6.325cm" fo:margin-left="0.699cm" table:align="left"/>
    </style:style>
    <style:style style:name="Table6.A" style:family="table-column">
      <style:table-column-properties style:column-width="7.8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16.378cm" fo:margin-left="0.646cm" table:align="left"/>
    </style:style>
    <style:style style:name="Table7.A" style:family="table-column">
      <style:table-column-properties style:column-width="7.858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8" style:family="table">
      <style:table-properties style:width="16.272cm" fo:margin-left="0.751cm" table:align="left"/>
    </style:style>
    <style:style style:name="Table8.A" style:family="table-column">
      <style:table-column-properties style:column-width="7.752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9" style:family="table">
      <style:table-properties style:width="16.267cm" table:align="right"/>
    </style:style>
    <style:style style:name="Table9.A" style:family="table-column">
      <style:table-column-properties style:column-width="7.761cm"/>
    </style:style>
    <style:style style:name="Table9.B" style:family="table-column">
      <style:table-column-properties style:column-width="8.505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10" style:family="table">
      <style:table-properties style:width="16.385cm" table:align="right"/>
    </style:style>
    <style:style style:name="Table10.A" style:family="table-column">
      <style:table-column-properties style:column-width="9.102cm"/>
    </style:style>
    <style:style style:name="Table10.B" style:family="table-column">
      <style:table-column-properties style:column-width="7.28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1" style:family="table">
      <style:table-properties style:width="16.297cm" table:align="right"/>
    </style:style>
    <style:style style:name="Table11.A" style:family="table-column">
      <style:table-column-properties style:column-width="7.791cm"/>
    </style:style>
    <style:style style:name="Table11.B" style:family="table-column">
      <style:table-column-properties style:column-width="8.505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5" style:family="table">
      <style:table-properties style:width="16.272cm" fo:margin-left="0.751cm" table:align="left"/>
    </style:style>
    <style:style style:name="Table15.A" style:family="table-column">
      <style:table-column-properties style:column-width="7.752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4" style:family="table">
      <style:table-properties style:width="16.166cm" fo:margin-left="0.857cm" table:align="left"/>
    </style:style>
    <style:style style:name="Table14.A" style:family="table-column">
      <style:table-column-properties style:column-width="7.646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2" style:family="table">
      <style:table-properties style:width="16.297cm" table:align="right"/>
    </style:style>
    <style:style style:name="Table12.A" style:family="table-column">
      <style:table-column-properties style:column-width="7.791cm"/>
    </style:style>
    <style:style style:name="Table12.B" style:family="table-column">
      <style:table-column-properties style:column-width="8.505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3" style:family="table">
      <style:table-properties style:width="16.166cm" fo:margin-left="0.857cm" table:align="left"/>
    </style:style>
    <style:style style:name="Table13.A" style:family="table-column">
      <style:table-column-properties style:column-width="7.646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8b0cb" officeooo:paragraph-rsid="0008b0cb"/>
    </style:style>
    <style:style style:name="P2" style:family="paragraph" style:parent-style-name="Standard">
      <style:text-properties officeooo:rsid="0008b0cb" officeooo:paragraph-rsid="000a0c6f"/>
    </style:style>
    <style:style style:name="P3" style:family="paragraph" style:parent-style-name="Standard">
      <style:text-properties fo:font-weight="bold" officeooo:rsid="0008b0cb" officeooo:paragraph-rsid="0008b0cb" style:font-weight-asian="bold" style:font-weight-complex="bold"/>
    </style:style>
    <style:style style:name="P4" style:family="paragraph" style:parent-style-name="Standard">
      <style:text-properties fo:font-weight="bold" officeooo:rsid="0008b0cb" officeooo:paragraph-rsid="000fc9fb" style:font-weight-asian="bold" style:font-weight-complex="bold"/>
    </style:style>
    <style:style style:name="P5" style:family="paragraph" style:parent-style-name="Standard">
      <style:text-properties fo:font-weight="bold" officeooo:rsid="000b4bfc" officeooo:paragraph-rsid="000cb2f0" style:font-weight-asian="bold" style:font-weight-complex="bold"/>
    </style:style>
    <style:style style:name="P6" style:family="paragraph" style:parent-style-name="Standard">
      <style:text-properties fo:font-weight="bold" officeooo:rsid="000b4bfc" officeooo:paragraph-rsid="001af5cc" style:font-weight-asian="bold" style:font-weight-complex="bold"/>
    </style:style>
    <style:style style:name="P7" style:family="paragraph" style:parent-style-name="Standard">
      <style:text-properties fo:font-weight="bold" officeooo:rsid="000e62b6" officeooo:paragraph-rsid="000e62b6" style:font-weight-asian="bold" style:font-weight-complex="bold"/>
    </style:style>
    <style:style style:name="P8" style:family="paragraph" style:parent-style-name="Standard">
      <style:text-properties fo:font-weight="bold" officeooo:rsid="000cb2f0" officeooo:paragraph-rsid="000cb2f0" style:font-weight-asian="bold" style:font-weight-complex="bold"/>
    </style:style>
    <style:style style:name="P9" style:family="paragraph" style:parent-style-name="Standard">
      <style:text-properties fo:font-weight="bold" officeooo:rsid="000fc9fb" officeooo:paragraph-rsid="000fc9fb" style:font-weight-asian="bold" style:font-weight-complex="bold"/>
    </style:style>
    <style:style style:name="P10" style:family="paragraph" style:parent-style-name="Standard">
      <style:text-properties fo:font-weight="bold" officeooo:rsid="0010b979" officeooo:paragraph-rsid="0010b979" style:font-weight-asian="bold" style:font-weight-complex="bold"/>
    </style:style>
    <style:style style:name="P11" style:family="paragraph" style:parent-style-name="Standard">
      <style:text-properties fo:font-weight="bold" officeooo:rsid="001590e4" officeooo:paragraph-rsid="001590e4" style:font-weight-asian="bold" style:font-weight-complex="bold"/>
    </style:style>
    <style:style style:name="P12" style:family="paragraph" style:parent-style-name="Standard">
      <style:text-properties fo:font-weight="bold" officeooo:rsid="0017ec8d" officeooo:paragraph-rsid="0017ec8d" style:font-weight-asian="bold" style:font-weight-complex="bold"/>
    </style:style>
    <style:style style:name="P13" style:family="paragraph" style:parent-style-name="Standard">
      <style:text-properties fo:font-weight="bold" officeooo:rsid="000d8186" officeooo:paragraph-rsid="000d8186" style:font-weight-asian="bold" style:font-weight-complex="bold"/>
    </style:style>
    <style:style style:name="P14" style:family="paragraph" style:parent-style-name="Standard">
      <style:text-properties fo:font-weight="bold" officeooo:rsid="000d8186" officeooo:paragraph-rsid="000e62b6" style:font-weight-asian="bold" style:font-weight-complex="bold"/>
    </style:style>
    <style:style style:name="P15" style:family="paragraph" style:parent-style-name="Standard">
      <style:text-properties fo:font-weight="bold" officeooo:rsid="000d8186" officeooo:paragraph-rsid="0019d404" style:font-weight-asian="bold" style:font-weight-complex="bold"/>
    </style:style>
    <style:style style:name="P16" style:family="paragraph" style:parent-style-name="Standard">
      <style:text-properties fo:font-weight="bold" officeooo:rsid="000d8186" officeooo:paragraph-rsid="00128913" style:font-weight-asian="bold" style:font-weight-complex="bold"/>
    </style:style>
    <style:style style:name="P17" style:family="paragraph" style:parent-style-name="Standard">
      <style:text-properties fo:font-weight="bold" officeooo:rsid="0013f42d" officeooo:paragraph-rsid="0017ec8d" style:font-weight-asian="bold" style:font-weight-complex="bold"/>
    </style:style>
    <style:style style:name="P18" style:family="paragraph" style:parent-style-name="Standard">
      <style:text-properties fo:font-weight="bold" officeooo:rsid="001ab1ed" officeooo:paragraph-rsid="001ab1ed" style:font-weight-asian="bold" style:font-weight-complex="bold"/>
    </style:style>
    <style:style style:name="P19" style:family="paragraph" style:parent-style-name="Standard">
      <style:text-properties fo:font-size="13pt" fo:font-weight="bold" officeooo:rsid="0008b0cb" officeooo:paragraph-rsid="0008b0cb" style:font-size-asian="13pt" style:font-weight-asian="bold" style:font-size-complex="13pt" style:font-weight-complex="bold"/>
    </style:style>
    <style:style style:name="P20" style:family="paragraph" style:parent-style-name="Standard">
      <style:text-properties officeooo:rsid="000a0c6f" officeooo:paragraph-rsid="000a0c6f"/>
    </style:style>
    <style:style style:name="P21" style:family="paragraph" style:parent-style-name="Standard">
      <style:text-properties officeooo:rsid="000a0c6f" officeooo:paragraph-rsid="000b4bfc"/>
    </style:style>
    <style:style style:name="P22" style:family="paragraph" style:parent-style-name="Standard">
      <style:text-properties officeooo:rsid="000b4bfc" officeooo:paragraph-rsid="000b4bfc"/>
    </style:style>
    <style:style style:name="P23" style:family="paragraph" style:parent-style-name="Standard">
      <style:text-properties officeooo:rsid="000b4bfc" officeooo:paragraph-rsid="000cb2f0"/>
    </style:style>
    <style:style style:name="P24" style:family="paragraph" style:parent-style-name="Standard">
      <style:text-properties officeooo:rsid="000b4bfc" officeooo:paragraph-rsid="000fc9fb"/>
    </style:style>
    <style:style style:name="P25" style:family="paragraph" style:parent-style-name="Standard">
      <style:text-properties officeooo:paragraph-rsid="000cb2f0"/>
    </style:style>
    <style:style style:name="P26" style:family="paragraph" style:parent-style-name="Standard">
      <style:text-properties officeooo:rsid="000d8186" officeooo:paragraph-rsid="000d8186"/>
    </style:style>
    <style:style style:name="P27" style:family="paragraph" style:parent-style-name="Standard">
      <style:text-properties officeooo:paragraph-rsid="000d8186"/>
    </style:style>
    <style:style style:name="P28" style:family="paragraph" style:parent-style-name="Standard">
      <style:text-properties officeooo:rsid="000e62b6" officeooo:paragraph-rsid="000e62b6"/>
    </style:style>
    <style:style style:name="P29" style:family="paragraph" style:parent-style-name="Standard">
      <style:text-properties officeooo:rsid="000fc9fb" officeooo:paragraph-rsid="000fc9fb"/>
    </style:style>
    <style:style style:name="P30" style:family="paragraph" style:parent-style-name="Standard">
      <style:text-properties officeooo:rsid="0010b979" officeooo:paragraph-rsid="0010b979"/>
    </style:style>
    <style:style style:name="P31" style:family="paragraph" style:parent-style-name="Standard">
      <style:text-properties officeooo:rsid="00128913" officeooo:paragraph-rsid="00128913"/>
    </style:style>
    <style:style style:name="P32" style:family="paragraph" style:parent-style-name="Standard">
      <style:text-properties officeooo:rsid="0013f42d" officeooo:paragraph-rsid="0017ec8d"/>
    </style:style>
    <style:style style:name="P33" style:family="paragraph" style:parent-style-name="Standard">
      <style:text-properties officeooo:rsid="001590e4" officeooo:paragraph-rsid="001590e4"/>
    </style:style>
    <style:style style:name="P34" style:family="paragraph" style:parent-style-name="Standard">
      <style:text-properties officeooo:paragraph-rsid="001590e4"/>
    </style:style>
    <style:style style:name="P35" style:family="paragraph" style:parent-style-name="Standard">
      <style:text-properties officeooo:rsid="0017ec8d" officeooo:paragraph-rsid="0017ec8d"/>
    </style:style>
    <style:style style:name="P36" style:family="paragraph" style:parent-style-name="Standard">
      <style:text-properties officeooo:rsid="0019d404" officeooo:paragraph-rsid="0019d404"/>
    </style:style>
    <style:style style:name="P37" style:family="paragraph" style:parent-style-name="Standard">
      <style:text-properties officeooo:rsid="001ab1ed" officeooo:paragraph-rsid="001ab1ed"/>
    </style:style>
    <style:style style:name="P38" style:family="paragraph" style:parent-style-name="Standard">
      <style:text-properties fo:font-size="28pt" fo:font-weight="bold" officeooo:rsid="001ab1ed" officeooo:paragraph-rsid="001ab1ed" style:font-size-asian="28pt" style:font-weight-asian="bold" style:font-size-complex="28pt" style:font-weight-complex="bold"/>
    </style:style>
    <style:style style:name="P39" style:family="paragraph" style:parent-style-name="Standard">
      <style:text-properties fo:font-size="24pt" fo:font-weight="bold" officeooo:rsid="001db5df" officeooo:paragraph-rsid="001db5df" style:font-size-asian="24pt" style:font-weight-asian="bold" style:font-size-complex="24pt" style:font-weight-complex="bold"/>
    </style:style>
    <style:style style:name="P40" style:family="paragraph" style:parent-style-name="Standard">
      <style:text-properties fo:font-size="12pt" fo:font-weight="bold" officeooo:rsid="001db5df" officeooo:paragraph-rsid="001db5df" style:font-size-asian="10.5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bold" officeooo:rsid="001f8aab" officeooo:paragraph-rsid="001f8aab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8b0cb" officeooo:paragraph-rsid="0008b0cb"/>
    </style:style>
    <style:style style:name="P43" style:family="paragraph" style:parent-style-name="Table_20_Contents">
      <style:text-properties officeooo:rsid="0009fa4a" officeooo:paragraph-rsid="0009fa4a"/>
    </style:style>
    <style:style style:name="P44" style:family="paragraph" style:parent-style-name="Table_20_Contents">
      <style:text-properties officeooo:rsid="0009fa4a" officeooo:paragraph-rsid="000e62b6"/>
    </style:style>
    <style:style style:name="P45" style:family="paragraph" style:parent-style-name="Table_20_Contents">
      <style:text-properties officeooo:paragraph-rsid="0009fa4a"/>
    </style:style>
    <style:style style:name="P46" style:family="paragraph" style:parent-style-name="Table_20_Contents">
      <style:text-properties officeooo:rsid="000b4bfc" officeooo:paragraph-rsid="000b4bfc"/>
    </style:style>
    <style:style style:name="P47" style:family="paragraph" style:parent-style-name="Table_20_Contents">
      <style:text-properties officeooo:paragraph-rsid="000b4bfc"/>
    </style:style>
    <style:style style:name="P48" style:family="paragraph" style:parent-style-name="Table_20_Contents">
      <style:text-properties officeooo:paragraph-rsid="000cb2f0"/>
    </style:style>
    <style:style style:name="P49" style:family="paragraph" style:parent-style-name="Table_20_Contents">
      <style:text-properties officeooo:rsid="000cb2f0" officeooo:paragraph-rsid="000cb2f0"/>
    </style:style>
    <style:style style:name="P50" style:family="paragraph" style:parent-style-name="Table_20_Contents">
      <style:text-properties officeooo:rsid="000d8186" officeooo:paragraph-rsid="000d8186"/>
    </style:style>
    <style:style style:name="P51" style:family="paragraph" style:parent-style-name="Table_20_Contents">
      <style:text-properties officeooo:paragraph-rsid="000e62b6"/>
    </style:style>
    <style:style style:name="P52" style:family="paragraph" style:parent-style-name="Table_20_Contents">
      <style:text-properties officeooo:rsid="000fc9fb" officeooo:paragraph-rsid="000fc9fb"/>
    </style:style>
    <style:style style:name="P53" style:family="paragraph" style:parent-style-name="Table_20_Contents">
      <style:text-properties officeooo:rsid="0010b979" officeooo:paragraph-rsid="0010b979"/>
    </style:style>
    <style:style style:name="P54" style:family="paragraph" style:parent-style-name="Table_20_Contents">
      <style:text-properties officeooo:rsid="00128913" officeooo:paragraph-rsid="00128913"/>
    </style:style>
    <style:style style:name="P55" style:family="paragraph" style:parent-style-name="Table_20_Contents">
      <style:text-properties officeooo:rsid="0013f42d" officeooo:paragraph-rsid="0017ec8d"/>
    </style:style>
    <style:style style:name="P56" style:family="paragraph" style:parent-style-name="Table_20_Contents">
      <style:text-properties officeooo:rsid="0013f42d" officeooo:paragraph-rsid="001c0d07"/>
    </style:style>
    <style:style style:name="P57" style:family="paragraph" style:parent-style-name="Table_20_Contents">
      <style:text-properties officeooo:rsid="001590e4" officeooo:paragraph-rsid="001590e4"/>
    </style:style>
    <style:style style:name="P58" style:family="paragraph" style:parent-style-name="Table_20_Contents">
      <style:text-properties officeooo:paragraph-rsid="0017ec8d"/>
    </style:style>
    <style:style style:name="P59" style:family="paragraph" style:parent-style-name="Table_20_Contents">
      <style:text-properties officeooo:rsid="0019d404" officeooo:paragraph-rsid="0019d404"/>
    </style:style>
    <style:style style:name="P60" style:family="paragraph" style:parent-style-name="Table_20_Contents">
      <style:text-properties officeooo:rsid="001ab1ed" officeooo:paragraph-rsid="001ab1ed"/>
    </style:style>
    <style:style style:name="P61" style:family="paragraph" style:parent-style-name="Table_20_Contents">
      <style:text-properties officeooo:paragraph-rsid="001c0d07"/>
    </style:style>
    <style:style style:name="P62" style:family="paragraph" style:parent-style-name="Standard">
      <style:text-properties officeooo:rsid="0017ec8d" officeooo:paragraph-rsid="0017ec8d"/>
    </style:style>
    <style:style style:name="P63" style:family="paragraph" style:parent-style-name="Standard">
      <style:text-properties officeooo:rsid="0008b0cb" officeooo:paragraph-rsid="0008b0cb"/>
    </style:style>
    <style:style style:name="P64" style:family="paragraph">
      <loext:graphic-properties draw:fill="solid" draw:fill-color="#c5bebe" draw:opacity="93%"/>
      <style:text-properties style:font-name="Liberation Sans1" fo:font-size="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b0cb" style:font-weight-asian="bold" style:font-weight-complex="bold"/>
    </style:style>
    <style:style style:name="T3" style:family="text">
      <style:text-properties fo:font-weight="bold" officeooo:rsid="000e62b6" style:font-weight-asian="bold" style:font-weight-complex="bold"/>
    </style:style>
    <style:style style:name="T4" style:family="text">
      <style:text-properties fo:font-weight="bold" officeooo:rsid="000d8186" style:font-weight-asian="bold" style:font-weight-complex="bold"/>
    </style:style>
    <style:style style:name="T5" style:family="text">
      <style:text-properties fo:font-weight="bold" officeooo:rsid="0010b979" style:font-weight-asian="bold" style:font-weight-complex="bold"/>
    </style:style>
    <style:style style:name="T6" style:family="text">
      <style:text-properties fo:font-weight="bold" officeooo:rsid="0017ec8d" style:font-weight-asian="bold" style:font-weight-complex="bold"/>
    </style:style>
    <style:style style:name="T7" style:family="text">
      <style:text-properties fo:font-weight="bold" officeooo:rsid="0019d404" style:font-weight-asian="bold" style:font-weight-complex="bold"/>
    </style:style>
    <style:style style:name="T8" style:family="text">
      <style:text-properties fo:font-weight="bold" officeooo:rsid="001ab1ed" style:font-weight-asian="bold" style:font-weight-complex="bold"/>
    </style:style>
    <style:style style:name="T9" style:family="text">
      <style:text-properties fo:font-weight="bold" officeooo:rsid="001af5cc" style:font-weight-asian="bold" style:font-weight-complex="bold"/>
    </style:style>
    <style:style style:name="T10" style:family="text">
      <style:text-properties fo:font-weight="bold" officeooo:rsid="001c0d07" style:font-weight-asian="bold" style:font-weight-complex="bold"/>
    </style:style>
    <style:style style:name="T11" style:family="text">
      <style:text-properties fo:font-weight="bold" officeooo:rsid="001590e4" style:font-weight-asian="bold" style:font-weight-complex="bold"/>
    </style:style>
    <style:style style:name="T12" style:family="text">
      <style:text-properties fo:font-size="16pt" style:text-underline-style="solid" style:text-underline-width="auto" style:text-underline-color="font-color" fo:font-weight="bold" officeooo:rsid="0008b0cb" style:font-size-asian="16pt" style:font-weight-asian="bold" style:font-size-complex="16pt" style:font-weight-complex="bold"/>
    </style:style>
    <style:style style:name="T13" style:family="text">
      <style:text-properties fo:font-size="32pt" style:text-underline-style="solid" style:text-underline-width="auto" style:text-underline-color="font-color" fo:font-weight="bold" officeooo:rsid="0008b0cb" style:font-size-asian="32pt" style:font-weight-asian="bold" style:font-size-complex="32pt" style:font-weight-complex="bold"/>
    </style:style>
    <style:style style:name="T14" style:family="text">
      <style:text-properties officeooo:rsid="0009fa4a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7" style:family="text">
      <style:text-properties officeooo:rsid="000a0c6f"/>
    </style:style>
    <style:style style:name="T18" style:family="text">
      <style:text-properties officeooo:rsid="000d8186"/>
    </style:style>
    <style:style style:name="T19" style:family="text">
      <style:text-properties officeooo:rsid="000e62b6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0b979"/>
    </style:style>
    <style:style style:name="T22" style:family="text">
      <style:text-properties style:text-position="super 58%"/>
    </style:style>
    <style:style style:name="T23" style:family="text">
      <style:text-properties style:text-position="super 58%" fo:font-weight="bold" officeooo:rsid="001ab1ed" style:font-weight-asian="bold" style:font-weight-complex="bold"/>
    </style:style>
    <style:style style:name="T24" style:family="text">
      <style:text-properties officeooo:rsid="0013f42d"/>
    </style:style>
    <style:style style:name="T25" style:family="text">
      <style:text-properties officeooo:rsid="001590e4"/>
    </style:style>
    <style:style style:name="T26" style:family="text">
      <style:text-properties officeooo:rsid="0017ec8d"/>
    </style:style>
    <style:style style:name="T27" style:family="text">
      <style:text-properties officeooo:rsid="001ab1ed"/>
    </style:style>
    <style:style style:name="T28" style:family="text">
      <style:text-properties officeooo:rsid="001af5cc"/>
    </style:style>
    <style:style style:name="T29" style:family="text">
      <style:text-properties officeooo:rsid="001c0d07"/>
    </style:style>
    <style:style style:name="gr1" style:family="graphic">
      <style:graphic-properties draw:stroke="none" draw:fill="solid" draw:fill-color="#c5bebe" draw:opacity="93%" draw:auto-grow-height="false" draw:auto-grow-width="false" fo:min-height="2.441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draw:fill="solid" draw:fill-color="#c5bebe" draw:opacity="93%" draw:auto-grow-height="false" draw:auto-grow-width="false" fo:min-height="1.63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3" style:family="graphic">
      <style:graphic-properties draw:stroke="none" draw:fill="solid" draw:fill-color="#c5bebe" draw:opacity="93%" draw:auto-grow-height="false" draw:auto-grow-width="false" fo:min-height="2.586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3">A Thinking Byte</text:span></text:p>
      <text:p text:style-name="Standard"><text:tab/><text:tab/><text:tab/><text:tab/><text:span text:style-name="T12">C Programming Test</text:span></text:p>
      <text:p text:style-name="P42"><text:span text:style-name="T1">Duration : 30</text:span> <text:span text:style-name="T1">Minutes.</text:span><text:tab/><text:tab/><text:span text:style-name="T1">Full Marks : 100.</text:span><text:tab/><text:tab/><text:span text:style-name="T1">Date<text:tab/>:- </text:span><text:span text:style-name="T8">8</text:span><text:span text:style-name="T23">th</text:span><text:span text:style-name="T8">-MAY-2019</text:span></text:p>
      <text:p text:style-name="P1"/>
      <text:p text:style-name="P1">All the questions carry ‘4’ marks. Each correct answer will give you ‘3’ marks and additional short justification of your answer will give you 1 mark and each w<text:span text:style-name="T14">r</text:span>ong answer will give you ‘-1’ mark. </text:p>
      <text:p text:style-name="P1"><text:tab/><text:tab/><text:tab/><text:tab/><text:span text:style-name="T16">WISH YOU ALL THE BEST.....</text:span></text:p>
      <text:p text:style-name="P42">*-----*------*------*------*------*------*------*------*------*------*------*------*------*------*------*-----*</text:p>
      <text:p text:style-name="P1"/>
      <text:p text:style-name="P19">Questions :-</text:p>
      <text:p text:style-name="P19"/>
      <text:p text:style-name="P3">1. Dennis was The Author of famous programming Book____.</text:p>
      <text:p text:style-name="P1"><text:tab/>a.<text:tab/>The C Programming and Techniques <text:tab/>b.<text:tab/>Thinking in C</text:p>
      <text:p text:style-name="P1"><text:tab/>c.<text:tab/>The C Programming Language<text:tab/><text:tab/>d.<text:tab/>Learn C Step By Step</text:p>
      <text:p text:style-name="P1"><text:tab/>e.<text:tab/>C Programming for Scientist </text:p>
      <text:p text:style-name="P3">2. Many f<text:span text:style-name="T28">e</text:span>atures of C were derived from an earlier language called_____.</text:p>
      <text:p text:style-name="P1"><text:tab/>a. B<text:tab/><text:tab/>b. PASCAL<text:tab/>c. BASIC<text:tab/>d. FORTRAN<text:tab/><text:tab/>e. BCPL</text:p>
      <text:p text:style-name="P3">3. Which Committee standardize C Programming Language?</text:p>
      <text:p text:style-name="P1"><text:tab/>a. ANSI<text:tab/>b. W3C<text:tab/>c. TRIA<text:tab/>d. ISO</text:p>
      <text:p text:style-name="P1"/>
      <text:p text:style-name="P4">4. Who was Creator of B Language, which inspired Dennis Ritc<text:span text:style-name="T28">hi</text:span>e to create Strong</text:p>
      <text:p text:style-name="P4"><text:s text:c="5"/>Procedural Language called C?</text:p>
      <text:p text:style-name="P1"><text:tab/>a. Ken Thompson<text:tab/>b. Thomas E. Kurtz<text:tab/>c. John W. Backus<text:tab/>d. Brian Kernighan</text:p>
      <text:p text:style-name="P1"><text:tab/>e. James Gosling<text:tab/>f. None.</text:p>
      <text:p text:style-name="P1"/>
      <text:p text:style-name="P3">5. How many times below for loop w<text:span text:style-name="T28">i</text:span>ll be executed?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3">#include&lt;stdio.h&gt;</text:p>
            <text:p text:style-name="P43">int main()</text:p>
            <text:p text:style-name="P43">{</text:p>
            <text:p text:style-name="P43"><text:tab/>int i=0;</text:p>
            <text:p text:style-name="P43"><text:tab/>for(;;)</text:p>
            <text:p text:style-name="P43"><text:tab/>{</text:p>
            <text:p text:style-name="P43"><text:tab/><text:tab/>printf("%d",i);</text:p>
            <text:p text:style-name="P43"><text:tab/>}</text:p>
            <text:p text:style-name="P43"><text:tab/>return 0;</text:p>
            <text:p text:style-name="P43">}</text:p>
          </table:table-cell>
          <table:table-cell table:style-name="Table1.B1" office:value-type="string">
            <text:p text:style-name="Table_20_Contents"><text:s/><text:span text:style-name="T14">a. <text:s/>0 time</text:span></text:p>
            <text:p text:style-name="P45"><text:s/><text:span text:style-name="T14">b. <text:s/>1 time</text:span></text:p>
            <text:p text:style-name="P45"><text:s/><text:span text:style-name="T14">c. <text:s/>10 times</text:span></text:p>
            <text:p text:style-name="P43"><text:s/>d. <text:s/>Infinite times</text:p>
            <text:p text:style-name="P43"><text:s/>e <text:s text:c="2"/>Compilation error</text:p>
            <text:p text:style-name="P43"><text:s/>f. <text:s/>None of these</text:p>
          </table:table-cell>
        </table:table-row>
      </table:table>
      <text:p text:style-name="P3"/>
      <text:p text:style-name="P3">6. <text:s/><text:span text:style-name="T14">Find output of the following program?</text:span></text:p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#include&lt;stdio.h&gt;</text:p>
            <text:p text:style-name="Table_20_Contents">int main()</text:p>
            <text:p text:style-name="Table_20_Contents">{</text:p>
            <text:p text:style-name="Table_20_Contents"><text:tab/>char str[]="Smaller";</text:p>
            <text:p text:style-name="Table_20_Contents"><text:tab/>int a=100;</text:p>
            <text:p text:style-name="Table_20_Contents"><text:tab/>printf(a&gt;10?"Greater\n" : "%s",str);</text:p>
            <text:p text:style-name="Table_20_Contents"><text:tab/>return 0;<text:tab/></text:p>
            <text:p text:style-name="Table_20_Contents">}</text:p>
          </table:table-cell>
          <table:table-cell table:style-name="Table2.B1" office:value-type="string">
            <text:p text:style-name="Table_20_Contents"/>
            <text:p text:style-name="Table_20_Contents"><text:s/><text:span text:style-name="T17">a. Smaller</text:span></text:p>
            <text:p text:style-name="Table_20_Contents"><text:s/><text:span text:style-name="T17">b. Greater</text:span></text:p>
            <text:p text:style-name="Table_20_Contents"><text:s/><text:span text:style-name="T17">c. Compilation error</text:span></text:p>
            <text:p text:style-name="Table_20_Contents"><text:s/><text:span text:style-name="T17">d. Run time error.</text:span></text:p>
            <text:p text:style-name="Table_20_Contents"><text:s/><text:span text:style-name="T17">e. None of these.</text:span></text:p>
            <text:p text:style-name="Table_20_Contents"/>
            <text:p text:style-name="Table_20_Contents"/>
            <text:p text:style-name="Table_20_Contents"><text:soft-page-break/></text:p>
          </table:table-cell>
        </table:table-row>
      </table:table>
      <text:p text:style-name="P1"/>
      <text:p text:style-name="P20"><text:span text:style-name="T1">7. Guess the output of the follow</text:span><text:span text:style-name="T9">in</text:span><text:span text:style-name="T1">g program </text:span><text:span text:style-name="T9">is</text:span><text:span text:style-name="T1">?</text:span></text:p>
      <text:p text:style-name="P2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/>
            <text:p text:style-name="Table_20_Contents">#include&lt;stdio.h&gt;</text:p>
            <text:p text:style-name="Table_20_Contents">int main()</text:p>
            <text:p text:style-name="Table_20_Contents">{</text:p>
            <text:p text:style-name="Table_20_Contents"><text:tab/>int a=100,b=200,c=300;</text:p>
            <text:p text:style-name="Table_20_Contents"><text:tab/>if(!a&gt;=500)</text:p>
            <text:p text:style-name="Table_20_Contents"><text:tab/>b=300;</text:p>
            <text:p text:style-name="Table_20_Contents"><text:tab/>c=400;</text:p>
            <text:p text:style-name="Table_20_Contents"><text:tab/>printf("%d,%d,%d\n",a,b,c);</text:p>
            <text:p text:style-name="Table_20_Contents"><text:tab/>return 0;</text:p>
            <text:p text:style-name="Table_20_Contents">}</text:p>
            <text:p text:style-name="Table_20_Contents"/>
          </table:table-cell>
          <table:table-cell table:style-name="Table3.B1" office:value-type="string">
            <text:p text:style-name="Table_20_Contents"/>
            <text:p text:style-name="P46"><text:s/>a. <text:span text:style-name="T17">Compilation error</text:span></text:p>
            <text:p text:style-name="P46"><text:s/>b. 100,200,300</text:p>
            <text:p text:style-name="P46"><text:s/>c. 100,200,400</text:p>
            <text:p text:style-name="P46"><text:s/>d. 100,300,400</text:p>
            <text:p text:style-name="P46"><text:s/>e. <text:span text:style-name="T17"><text:s/>None of these.</text:span></text:p>
          </table:table-cell>
        </table:table-row>
      </table:table>
      <text:p text:style-name="P2"/>
      <text:p text:style-name="P6">8. What <text:s/><text:span text:style-name="T19">will </text:span>the output of the following program?</text:p>
      <text:p text:style-name="P2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#include&lt;stdio.h&gt;</text:p>
            <text:p text:style-name="Table_20_Contents">int main()</text:p>
            <text:p text:style-name="Table_20_Contents">{</text:p>
            <text:p text:style-name="Table_20_Contents"><text:tab/>int k,num=30;</text:p>
            <text:p text:style-name="P47"><text:tab/>k=(num&gt;5?(num&lt;=10 ?</text:p>
            <text:p text:style-name="P47"><text:s text:c="17"/>100 : 200 ) : 500 );</text:p>
            <text:p text:style-name="Table_20_Contents"><text:tab/>printf("%d\n",num);</text:p>
            <text:p text:style-name="Table_20_Contents"><text:tab/>return 0;</text:p>
            <text:p text:style-name="Table_20_Contents">}</text:p>
            <text:p text:style-name="Table_20_Contents"/>
          </table:table-cell>
          <table:table-cell table:style-name="Table4.B1" office:value-type="string">
            <text:p text:style-name="Table_20_Contents"/>
            <text:p text:style-name="P46"><text:s/>a. 200</text:p>
            <text:p text:style-name="P46"><text:s/>b. 30</text:p>
            <text:p text:style-name="P46"><text:s/>c. 100</text:p>
            <text:p text:style-name="P46"><text:s/>d. 500</text:p>
          </table:table-cell>
        </table:table-row>
      </table:table>
      <text:p text:style-name="P22"/>
      <text:p text:style-name="P5">9. What <text:span text:style-name="T19">will</text:span> the output of the following program?</text:p>
      <text:p text:style-name="P2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#include&lt;stdio.h&gt;</text:p>
            <text:p text:style-name="Table_20_Contents">int main()</text:p>
            <text:p text:style-name="Table_20_Contents">{</text:p>
            <text:p text:style-name="Table_20_Contents"><text:tab/>int a=0,b=1,c=2;</text:p>
            <text:p text:style-name="Table_20_Contents"><text:tab/>*((a+1==1) ? &amp;b : &amp;a) = a ? b : c;</text:p>
            <text:p text:style-name="Table_20_Contents"><text:tab/>printf("%d,%d,%d\n",a,b,c);</text:p>
            <text:p text:style-name="Table_20_Contents"><text:tab/>return 0;</text:p>
            <text:p text:style-name="Table_20_Contents">}</text:p>
            <text:p text:style-name="Table_20_Contents"/>
          </table:table-cell>
          <table:table-cell table:style-name="Table5.B1" office:value-type="string">
            <text:p text:style-name="Table_20_Contents"/>
            <text:p text:style-name="P49"><text:s/>a. 1,1,2</text:p>
            <text:p text:style-name="P49"><text:s/>b. 2,2,2</text:p>
            <text:p text:style-name="P49"><text:s/>c. 0,2,2</text:p>
            <text:p text:style-name="P49"><text:s/>d. 0,1,2</text:p>
            <text:p text:style-name="P49"><text:s/>e. <text:span text:style-name="T17">Compilation error</text:span></text:p>
          </table:table-cell>
        </table:table-row>
      </table:table>
      <text:p text:style-name="P23"/>
      <text:p text:style-name="P9">10. Which of the following is the correct usage of conditional operators used in C?</text:p>
      <text:p text:style-name="P29"><text:tab/>1. a &gt; b ? c = 30 : c = 40;<text:tab/><text:tab/><text:tab/>2. a &gt; b ? c = 30;</text:p>
      <text:p text:style-name="P29"><text:tab/>3. max = a &gt; b ? a &gt; c ? a : c : b ? b : c;<text:tab/>4. return (a &gt; b) ? (a : b);</text:p>
      <text:p text:style-name="P29"><text:tab/><text:span text:style-name="T1">-----------------------------------------------------------------------------------</text:span></text:p>
      <text:p text:style-name="P29"><text:tab/>a. Only 1<text:tab/>b. 1 and 3<text:tab/>c. Only 3<text:tab/>d. All<text:tab/><text:tab/>e. None</text:p>
      <text:p text:style-name="P29"/>
      <text:p text:style-name="P10">11. The keyword used to transfer control from a function back to the calling <text:span text:style-name="T29">f</text:span>unction is____.</text:p>
      <text:p text:style-name="P10"/>
      <text:p text:style-name="P30"><text:soft-page-break/><text:tab/>a. switch<text:tab/>b. goto<text:tab/><text:tab/>c. goback<text:tab/>d. return</text:p>
      <text:p text:style-name="P24"/>
      <text:p text:style-name="P8">1<text:span text:style-name="T21">2</text:span>. What will the output of the following program?</text:p>
      <text:p text:style-name="P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8">#include&lt;stdio.h&gt;</text:p>
            <text:p text:style-name="P48">int main()</text:p>
            <text:p text:style-name="P48">{</text:p>
            <text:p text:style-name="P48"><text:tab/>float a=0.3;</text:p>
            <text:p text:style-name="P48"><text:tab/>if(0.3&gt;=a)</text:p>
            <text:p text:style-name="P48"><text:tab/><text:tab/>{</text:p>
            <text:p text:style-name="P48"><text:tab/><text:tab/><text:tab/>printf("True\n");<text:tab/></text:p>
            <text:p text:style-name="P48"><text:tab/><text:tab/>}</text:p>
            <text:p text:style-name="P48"><text:tab/>else</text:p>
            <text:p text:style-name="P48"><text:tab/><text:tab/>{</text:p>
            <text:p text:style-name="P48"><text:tab/><text:tab/><text:tab/>printf("False\n");</text:p>
            <text:p text:style-name="P48"><text:tab/><text:tab/>}</text:p>
            <text:p text:style-name="P48"><text:tab/>return 0;</text:p>
            <text:p text:style-name="P48">}</text:p>
          </table:table-cell>
          <table:table-cell table:style-name="Table6.B1" office:value-type="string">
            <text:p text:style-name="P48"/>
            <text:p text:style-name="P50"><text:s/>a. True</text:p>
            <text:p text:style-name="P50"><text:s/>b. False</text:p>
            <text:p text:style-name="P50"><text:s/>c. <text:span text:style-name="T17">Compilation error</text:span></text:p>
            <text:p text:style-name="P50"><text:s/>d. <text:span text:style-name="T17">None of these.</text:span></text:p>
          </table:table-cell>
        </table:table-row>
      </table:table>
      <text:p text:style-name="P25"/>
      <text:p text:style-name="P13">13. What is the output of the following program?</text:p>
      <text:p text:style-name="P2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8">#include&lt;stdio.h&gt;</text:p>
            <text:p text:style-name="P48">int main()</text:p>
            <text:p text:style-name="P48">{</text:p>
            <text:p text:style-name="P48"><text:tab/>if(printf("ABC"))</text:p>
            <text:p text:style-name="P48"><text:tab/><text:tab/>printf("True\n");</text:p>
            <text:p text:style-name="P48"><text:tab/>else</text:p>
            <text:p text:style-name="P48"><text:tab/><text:tab/>printf("False\n");</text:p>
            <text:p text:style-name="P48"><text:tab/>return 0;</text:p>
            <text:p text:style-name="P48">}</text:p>
          </table:table-cell>
          <table:table-cell table:style-name="Table7.B1" office:value-type="string">
            <text:p text:style-name="P48"><text:s/><text:span text:style-name="T25">a. ABC</text:span></text:p>
            <text:p text:style-name="P57"><text:s/>b. ABCTrue</text:p>
            <text:p text:style-name="P57"><text:s/>c. True</text:p>
            <text:p text:style-name="P57"><text:s/>d. ABCFalse</text:p>
            <text:p text:style-name="P57"><text:s/>e. False</text:p>
            <text:p text:style-name="P57"><text:s/>f. Error.</text:p>
          </table:table-cell>
        </table:table-row>
      </table:table>
      <text:p text:style-name="P25"/>
      <text:p text:style-name="P26"><text:span text:style-name="T1">1</text:span><text:span text:style-name="T5">4</text:span><text:span text:style-name="T1">.</text:span> <text:span text:style-name="T2">How many times loop w</text:span><text:span text:style-name="T1">i</text:span><text:span text:style-name="T2">ll </text:span><text:span text:style-name="T10">b</text:span><text:span text:style-name="T2"> execut?</text:span></text:p>
      <text:p text:style-name="P2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8">#include&lt;stdio.h&gt;</text:p>
            <text:p text:style-name="P48">int main()</text:p>
            <text:p text:style-name="P48">{</text:p>
            <text:p text:style-name="P48"><text:tab/>int i=0;</text:p>
            <text:p text:style-name="P48"><text:tab/>while(i&lt;=255)</text:p>
            <text:p text:style-name="P48"><text:tab/><text:tab/>{</text:p>
            <text:p text:style-name="P48"><text:tab/><text:tab/><text:tab/>printf("%d\n",i);</text:p>
            <text:p text:style-name="P48"><text:tab/><text:tab/><text:tab/>i++;</text:p>
            <text:p text:style-name="P48"><text:tab/><text:tab/>}</text:p>
            <text:p text:style-name="P48"><text:tab/>return 0;</text:p>
            <text:p text:style-name="P48">}</text:p>
          </table:table-cell>
          <table:table-cell table:style-name="Table8.B1" office:value-type="string">
            <text:p text:style-name="P48"/>
            <text:p text:style-name="P51"><text:s/><text:span text:style-name="T14">a. 1 time</text:span></text:p>
            <text:p text:style-name="P51"><text:s/><text:span text:style-name="T14">b. 255 times</text:span></text:p>
            <text:p text:style-name="P51"><text:s/><text:span text:style-name="T14">c. Infinite times</text:span></text:p>
            <text:p text:style-name="P44"><text:s/>d. 25<text:span text:style-name="T19">6</text:span> times</text:p>
            <text:p text:style-name="P44"><text:s/>e <text:s/>None of these. <text:s/></text:p>
          </table:table-cell>
        </table:table-row>
      </table:table>
      <text:p text:style-name="P25"/>
      <text:p text:style-name="P12">15. Which of the following are unary operators in C?</text:p>
      <text:p text:style-name="P35"><text:tab/>1. !<text:tab/>2. sizeof<text:tab/>3. ~<text:tab/>4. &amp;&amp;</text:p>
      <text:p text:style-name="P35"><text:tab/></text:p>
      <text:p text:style-name="P35"><text:tab/>a. 1,2<text:tab/><text:tab/>b. 1,3<text:tab/><text:tab/>c. 2,4<text:tab/><text:tab/>d. 1,2,3</text:p>
      <text:p text:style-name="P35"/>
      <text:p text:style-name="P34"><text:soft-page-break/><text:span text:style-name="T11">1</text:span><text:span text:style-name="T6">6</text:span><text:span text:style-name="T11">. Comment on the following pointer declaration?</text:span></text:p>
      <text:p text:style-name="P11"><text:tab/><text:tab/>i<text:span text:style-name="T20">nt *ptr,p;</text:span></text:p>
      <text:p text:style-name="P33"><text:tab/>a. ptr is a pointer to integer, p is not.</text:p>
      <text:p text:style-name="P33"><text:tab/>b. ptr and p, both are pointers to integer.</text:p>
      <text:p text:style-name="P33"><text:tab/>c. ptr is pointer to integer, p may or may not be.</text:p>
      <text:p text:style-name="P33"><text:tab/>d. ptr and p both are not pointers to integer.</text:p>
      <text:p text:style-name="P25"/>
      <text:p text:style-name="P7">1<text:span text:style-name="T26">7</text:span>. <text:span text:style-name="T18">What </text:span>will<text:span text:style-name="T18"> the output of the following program?</text:span></text:p>
      <text:p text:style-name="P2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8">#include&lt;stdio.h&gt;</text:p>
            <text:p text:style-name="P48">int main()</text:p>
            <text:p text:style-name="P48">{</text:p>
            <text:p text:style-name="P48"><text:tab/>int i=-3,j=2,k=0,m;</text:p>
            <text:p text:style-name="P48"><text:tab/>m=++i &amp;&amp; ++j &amp;&amp; ++k;</text:p>
            <text:p text:style-name="P48"><text:tab/>printf("%d,%d,%d,%d\n",i,j,k,m);</text:p>
            <text:p text:style-name="P48"><text:tab/>return 0;</text:p>
            <text:p text:style-name="P48">}</text:p>
          </table:table-cell>
          <table:table-cell table:style-name="Table9.B1" office:value-type="string">
            <text:p text:style-name="P48"/>
            <text:p text:style-name="P48"><text:s/><text:span text:style-name="T19">a. -2,3,1,1</text:span></text:p>
            <text:p text:style-name="P48"><text:s/><text:span text:style-name="T19">b. 2,3,1,2</text:span></text:p>
            <text:p text:style-name="P48"><text:s/><text:span text:style-name="T19">c. 1,2,3,1</text:span></text:p>
            <text:p text:style-name="P48"><text:s/><text:span text:style-name="T19">d. 3,3,1,2</text:span></text:p>
          </table:table-cell>
        </table:table-row>
      </table:table>
      <text:p text:style-name="P25"/>
      <text:p text:style-name="P25"/>
      <text:p text:style-name="P25"/>
      <text:p text:style-name="P28"><text:span text:style-name="T1">1</text:span><text:span text:style-name="T6">8</text:span><text:span text:style-name="T1">. </text:span><text:span text:style-name="T4">What </text:span><text:span text:style-name="T1">will</text:span><text:span text:style-name="T4"> the output of the following program?</text:span></text:p>
      <text:p text:style-name="P1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#include&lt;stdio.h&gt;</text:p>
            <text:p text:style-name="Table_20_Contents">int main()</text:p>
            <text:p text:style-name="Table_20_Contents">{</text:p>
            <text:p text:style-name="Table_20_Contents"><text:tab/>int x=55;</text:p>
            <text:p text:style-name="Table_20_Contents"><text:tab/>printf("%d,%d,%d\n",x=55,x=40,x=10);</text:p>
            <text:p text:style-name="Table_20_Contents"><text:tab/>return 0;</text:p>
            <text:p text:style-name="Table_20_Contents">}</text:p>
          </table:table-cell>
          <table:table-cell table:style-name="Table10.B1" office:value-type="string">
            <text:p text:style-name="Table_20_Contents"/>
            <text:p text:style-name="P52"><text:s/>a. 55,40,10</text:p>
            <text:p text:style-name="P52"><text:s/>b. 10,10,10</text:p>
            <text:p text:style-name="P52"><text:s/>c. 40,40,40</text:p>
            <text:p text:style-name="P52"><text:s/>d. 55,55,55</text:p>
            <text:p text:style-name="P52"><text:s/>e. 1,1,1,1</text:p>
          </table:table-cell>
        </table:table-row>
      </table:table>
      <text:p text:style-name="P14"/>
      <text:p text:style-name="P14"/>
      <text:p text:style-name="P30"><text:span text:style-name="T4">1</text:span><text:span text:style-name="T6">9</text:span><text:span text:style-name="T1">. How many times the program will print “India”?</text:span></text:p>
      <text:p text:style-name="P10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20_Contents">#include&lt;stdio.h&gt;</text:p>
            <text:p text:style-name="Table_20_Contents">int main()</text:p>
            <text:p text:style-name="Table_20_Contents">{</text:p>
            <text:p text:style-name="Table_20_Contents"><text:tab/>printf("IndiaBIX\n");</text:p>
            <text:p text:style-name="Table_20_Contents"><text:tab/>main();</text:p>
            <text:p text:style-name="Table_20_Contents"><text:tab/>return 0;</text:p>
            <text:p text:style-name="Table_20_Contents">}</text:p>
          </table:table-cell>
          <table:table-cell table:style-name="Table11.B1" office:value-type="string">
            <text:p text:style-name="Table_20_Contents"/>
            <text:p text:style-name="P53"><text:s/>a. Infinite times</text:p>
            <text:p text:style-name="P53"><text:s/>b. 32767 times</text:p>
            <text:p text:style-name="P53"><text:s/>c. 2<text:span text:style-name="T22">32</text:span> times</text:p>
            <text:p text:style-name="P53"><text:s/>d. Till stack overflows</text:p>
            <text:p text:style-name="P53"><text:s/>e. None</text:p>
          </table:table-cell>
        </table:table-row>
      </table:table>
      <text:p text:style-name="P10"/>
      <text:p text:style-name="P36"><text:span text:style-name="T1">20. </text:span><text:span text:style-name="T4">What </text:span><text:span text:style-name="T3">will</text:span><text:span text:style-name="T4"> the output of the following program?</text:span></text:p>
      <text:p text:style-name="P1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Table_20_Contents">void main()</text:p>
            <text:p text:style-name="Table_20_Contents">{</text:p>
            <text:p text:style-name="Table_20_Contents"><text:tab/>int array[10];</text:p>
            <text:p text:style-name="Table_20_Contents"><text:tab/>int *i = &amp;array[2], *j = &amp;array[5];</text:p>
            <text:p text:style-name="Table_20_Contents"><text:tab/>int diff = j-i;</text:p>
            <text:p text:style-name="Table_20_Contents"><text:tab/>printf("%d\n",diff);</text:p>
            <text:p text:style-name="Table_20_Contents">}</text:p>
          </table:table-cell>
          <table:table-cell table:style-name="Table15.B1" office:value-type="string">
            <text:p text:style-name="Table_20_Contents"/>
            <text:p text:style-name="P59"><text:s/>a. 3</text:p>
            <text:p text:style-name="P59"><text:s/>b. 6</text:p>
            <text:p text:style-name="P59"><text:s/>c. Garbage value</text:p>
            <text:p text:style-name="P59"><text:s/>d. 12</text:p>
            <text:p text:style-name="P59"><text:s/>e. Error </text:p>
          </table:table-cell>
        </table:table-row>
      </table:table>
      <text:p text:style-name="P32"><text:soft-page-break/><text:span text:style-name="T6">2</text:span><text:span text:style-name="T7">1</text:span><text:span text:style-name="T1">. Which of the following statement s are correct about the function?</text:span></text:p>
      <text:p text:style-name="P17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8">long fun(int num)</text:p>
            <text:p text:style-name="P58">{</text:p>
            <text:p text:style-name="P58"><text:tab/>int i;</text:p>
            <text:p text:style-name="P58"><text:tab/>long f=1;</text:p>
            <text:p text:style-name="P58"><text:tab/>for(i=1; i&lt;=num; i++)</text:p>
            <text:p text:style-name="P58"><text:tab/>f=f*i;</text:p>
            <text:p text:style-name="P58"><text:tab/>return f;</text:p>
            <text:p text:style-name="P58">}</text:p>
          </table:table-cell>
          <table:table-cell table:style-name="Table14.B1" office:value-type="string">
            <text:p text:style-name="P55"/>
            <text:p text:style-name="P61"><text:s/><text:span text:style-name="T24">a. The function calculates the value of 1 raised </text:span></text:p>
            <text:p text:style-name="P56"><text:s text:c="5"/>to power num.</text:p>
            <text:p text:style-name="P55">b. The function calculates the square_root of an</text:p>
            <text:p text:style-name="P55"><text:s text:c="5"/>integer.</text:p>
            <text:p text:style-name="P55">c. The function calculates the factorial value <text:s/>of</text:p>
            <text:p text:style-name="P55"><text:s text:c="5"/>a<text:span text:style-name="T25">n </text:span>integer.</text:p>
            <text:p text:style-name="P55">d. <text:span text:style-name="T14"><text:s/>None of </text:span>above<text:span text:style-name="T14">. <text:s/></text:span></text:p>
          </table:table-cell>
        </table:table-row>
      </table:table>
      <text:p text:style-name="P17"/>
      <text:p text:style-name="P31"><text:span text:style-name="T6">2</text:span><text:span text:style-name="T7">2</text:span><text:span text:style-name="T1">. </text:span><text:span text:style-name="T4">What </text:span><text:span text:style-name="T3">will</text:span><text:span text:style-name="T4"> the output of the following program?</text:span></text:p>
      <text:p text:style-name="P16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#include&lt;stdio.h&gt;</text:p>
            <text:p text:style-name="Table_20_Contents">void fun(int*,int*);</text:p>
            <text:p text:style-name="Table_20_Contents">int main()</text:p>
            <text:p text:style-name="Table_20_Contents">{</text:p>
            <text:p text:style-name="Table_20_Contents"><text:tab/>int i=5,j=2;</text:p>
            <text:p text:style-name="Table_20_Contents"><text:tab/>fun(&amp;i,&amp;j);</text:p>
            <text:p text:style-name="Table_20_Contents"><text:tab/>printf("%d,%d\n",i,j);</text:p>
            <text:p text:style-name="Table_20_Contents"><text:tab/>return 0;</text:p>
            <text:p text:style-name="Table_20_Contents">}</text:p>
            <text:p text:style-name="Table_20_Contents">void fun(int *i,int *j)</text:p>
            <text:p text:style-name="Table_20_Contents">{</text:p>
            <text:p text:style-name="Table_20_Contents"><text:tab/>*i=*i**i;</text:p>
            <text:p text:style-name="Table_20_Contents"><text:tab/>*j=*j**j;</text:p>
            <text:p text:style-name="Table_20_Contents">}</text:p>
          </table:table-cell>
          <table:table-cell table:style-name="Table12.B1" office:value-type="string">
            <text:p text:style-name="Table_20_Contents"/>
            <text:p text:style-name="P54"><text:s/>a. 5,2</text:p>
            <text:p text:style-name="P54"><text:s/>b. 10,4</text:p>
            <text:p text:style-name="P54"><text:s/>c. 2,5</text:p>
            <text:p text:style-name="P54"><text:s/>d. 25,4</text:p>
          </table:table-cell>
        </table:table-row>
      </table:table>
      <text:p text:style-name="P16"/>
      <text:p text:style-name="P31"><text:span text:style-name="T6">2</text:span><text:span text:style-name="T7">3</text:span><text:span text:style-name="T1">. </text:span><text:span text:style-name="T4">What </text:span><text:span text:style-name="T3">will</text:span><text:span text:style-name="T4"> the output of the following program?</text:span></text:p>
      <text:p text:style-name="P16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#include&lt;stdio.h&gt;</text:p>
            <text:p text:style-name="Table_20_Contents">int fun();</text:p>
            <text:p text:style-name="Table_20_Contents">int main()</text:p>
            <text:p text:style-name="Table_20_Contents">{</text:p>
            <text:p text:style-name="Table_20_Contents"><text:tab/>int i;</text:p>
            <text:p text:style-name="Table_20_Contents"><text:tab/>i=7/8;</text:p>
            <text:p text:style-name="Table_20_Contents"><text:tab/>while(i)</text:p>
            <text:p text:style-name="Table_20_Contents"><text:tab/><text:tab/>{</text:p>
            <text:p text:style-name="Table_20_Contents"><text:tab/><text:tab/><text:tab/>fun();</text:p>
            <text:p text:style-name="Table_20_Contents"><text:tab/><text:tab/><text:tab/>main();<text:tab/><text:tab/></text:p>
            <text:p text:style-name="Table_20_Contents"><text:tab/><text:tab/>}</text:p>
            <text:p text:style-name="Table_20_Contents"><text:tab/>printf("Hello\n");</text:p>
            <text:p text:style-name="Table_20_Contents"><text:tab/>return 0;</text:p>
            <text:p text:style-name="Table_20_Contents">}</text:p>
            <text:p text:style-name="Table_20_Contents">int fun()</text:p>
            <text:p text:style-name="Table_20_Contents">{</text:p>
            <text:p text:style-name="Table_20_Contents"><text:tab/>printf("Hi\n");</text:p>
            <text:p text:style-name="Table_20_Contents">}</text:p>
          </table:table-cell>
          <table:table-cell table:style-name="Table13.B1" office:value-type="string">
            <text:p text:style-name="Table_20_Contents"/>
            <text:p text:style-name="Table_20_Contents"><text:s/><text:span text:style-name="T27">a. Hello</text:span></text:p>
            <text:p text:style-name="Table_20_Contents"><text:s/><text:span text:style-name="T27">b. Hi Hello</text:span></text:p>
            <text:p text:style-name="Table_20_Contents"><text:s/><text:span text:style-name="T27">c. No output</text:span></text:p>
            <text:p text:style-name="Table_20_Contents"><text:s/><text:span text:style-name="T27">d. Infinite loop.</text:span></text:p>
          </table:table-cell>
        </table:table-row>
      </table:table>
      <text:p text:style-name="P16"/>
      <text:p text:style-name="P16"/>
      <text:p text:style-name="P36"><text:soft-page-break/><text:span text:style-name="T4">2</text:span><text:span text:style-name="T1">4. </text:span><text:span text:style-name="T4">What </text:span><text:span text:style-name="T3">will</text:span><text:span text:style-name="T4"> the output of the following program?</text:span></text:p>
      <text:p text:style-name="P15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Table_20_Contents">void main()</text:p>
            <text:p text:style-name="Table_20_Contents">{</text:p>
            <text:p text:style-name="Table_20_Contents"><text:tab/>int a[10],i,*p;</text:p>
            <text:p text:style-name="Table_20_Contents"><text:tab/>a[0]= 1;</text:p>
            <text:p text:style-name="Table_20_Contents"><text:tab/>a[1]= 2;</text:p>
            <text:p text:style-name="Table_20_Contents"><text:tab/>p = a;</text:p>
            <text:p text:style-name="Table_20_Contents"><text:tab/>(*p)++;</text:p>
            <text:p text:style-name="Table_20_Contents">}</text:p>
          </table:table-cell>
          <table:table-cell table:style-name="Table16.B1" office:value-type="string">
            <text:p text:style-name="Table_20_Contents"/>
            <text:p text:style-name="P60"><text:s/>a. a[1]= 3</text:p>
            <text:p text:style-name="P60"><text:s/>b. a[0]= 2</text:p>
            <text:p text:style-name="P60"><text:s/>c. a[1]= 2</text:p>
            <text:p text:style-name="P60"><text:s/>d. a[0]= 3</text:p>
            <text:p text:style-name="P60"><text:s/>e. <text:span text:style-name="T17">Compilation error.</text:span></text:p>
            <text:p text:style-name="P60"/>
          </table:table-cell>
        </table:table-row>
      </table:table>
      <text:p text:style-name="P15"/>
      <text:p text:style-name="P15"/>
      <text:p text:style-name="P37"><text:span text:style-name="T4">2</text:span><text:span text:style-name="T1">5. Write your experience about this test in short (50 words max) and put the rating of</text:span></text:p>
      <text:p text:style-name="P18"><text:s text:c="7"/>yourself out of 10 where you are in C programming.</text:p>
      <text:p text:style-name="P18"/>
      <text:p text:style-name="P18"/>
      <text:p text:style-name="P18"/>
      <text:p text:style-name="P18"/>
      <text:p text:style-name="P38"><text:tab/><text:tab/><text:tab/>THANK YOU!</text:p>
      <text:p text:style-name="P38"><text:tab/><text:tab/>DEAR STUDENTS.</text:p>
      <text:p text:style-name="P39">I HOPE YOU ARE ENJOYING THE TEST..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/>
      <text:p text:style-name="P40"/>
      <text:p text:style-name="P40"/>
      <text:p text:style-name="P40"/>
      <text:p text:style-name="P41">Conducted By:- <text:span text:style-name="T15">Er. Vikash Si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5bebe" draw:opacity="93%"/>
      <style:text-properties style:font-name="Liberation Sans1" fo:font-size="1pt"/>
    </style:style>
    <style:style style:name="Mgr1" style:family="graphic">
      <style:graphic-properties draw:stroke="none" draw:fill="solid" draw:fill-color="#c5bebe" draw:opacity="93%" draw:auto-grow-height="false" draw:auto-grow-width="false" fo:min-height="2.441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5bebe" draw:opacity="93%" draw:auto-grow-height="false" draw:auto-grow-width="false" fo:min-height="1.63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3" style:family="graphic">
      <style:graphic-properties draw:stroke="none" draw:fill="solid" draw:fill-color="#c5bebe" draw:opacity="93%" draw:auto-grow-height="false" draw:auto-grow-width="false" fo:min-height="2.586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custom-shape text:anchor-type="char" draw:z-index="5" draw:name="PowerPlusWaterMarkObject" draw:style-name="Mgr1" draw:text-style-name="MP1" svg:width="16.999cm" svg:height="2.44cm" draw:transform="rotate (0.785398163397448) translate (1.62806944444444cm 17.7456666666667cm)"><text:p>A Thinking Byte..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6" draw:name="PowerPlusWaterMarkObject" draw:style-name="Mgr1" draw:text-style-name="MP1" svg:width="16.999cm" svg:height="2.44cm" draw:transform="rotate (0.785398163397448)"><text:p>A Thinking Byte..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Footer"/>
      </style:footer>
    </style:master-page>
    <style:master-page style:name="Left_20_Page" style:display-name="Left Page" style:page-layout-name="Mpm3" style:next-style-name="Right_20_Page">
      <style:header>
        <text:p text:style-name="Header"><draw:custom-shape text:anchor-type="char" draw:z-index="7" draw:name="PowerPlusWaterMarkObject" draw:style-name="Mgr1" draw:text-style-name="MP1" svg:width="16.999cm" svg:height="2.44cm" draw:transform="rotate (0.785398163397448)"><text:p>A Thinking Byte..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Footer"/>
      </style:footer>
    </style:master-page>
    <style:master-page style:name="Right_20_Page" style:display-name="Right Page" style:page-layout-name="Mpm4" style:next-style-name="Left_20_Page">
      <style:header>
        <text:p text:style-name="Header"><draw:custom-shape text:anchor-type="char" draw:z-index="8" draw:name="PowerPlusWaterMarkObject" draw:style-name="Mgr1" draw:text-style-name="MP1" svg:width="16.999cm" svg:height="2.44cm" draw:transform="rotate (0.785398163397448)"><text:p>A Thinking Byte..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Footer"/>
      </style:footer>
    </style:master-page>
    <style:master-page style:name="Envelope" style:page-layout-name="Mpm5">
      <style:header>
        <text:p text:style-name="Header"><draw:custom-shape text:anchor-type="char" draw:z-index="9" draw:name="PowerPlusWaterMarkObject" draw:style-name="Mgr2" draw:text-style-name="MP1" svg:width="11.399cm" svg:height="1.636cm" draw:transform="rotate (0.785398163397448)"><text:p>A Thinking Byte..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Footer"/>
      </style:footer>
    </style:master-page>
    <style:master-page style:name="Index" style:page-layout-name="Mpm2">
      <style:header>
        <text:p text:style-name="Header"><draw:custom-shape text:anchor-type="char" draw:z-index="10" draw:name="PowerPlusWaterMarkObject" draw:style-name="Mgr1" draw:text-style-name="MP1" svg:width="16.999cm" svg:height="2.44cm" draw:transform="rotate (0.785398163397448)"><text:p>A Thinking Byte..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Footer"/>
      </style:footer>
    </style:master-page>
    <style:master-page style:name="HTML" style:page-layout-name="Mpm6">
      <style:header>
        <text:p text:style-name="Header"><draw:custom-shape text:anchor-type="char" draw:z-index="11" draw:name="PowerPlusWaterMarkObject" draw:style-name="Mgr3" draw:text-style-name="MP1" svg:width="17.999cm" svg:height="2.585cm" draw:transform="rotate (0.785398163397448)"><text:p>A Thinking Byte..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Footer"/>
      </style:footer>
    </style:master-page>
    <style:master-page style:name="Footnote" style:page-layout-name="Mpm7">
      <style:header>
        <text:p text:style-name="Header"><draw:custom-shape text:anchor-type="char" draw:z-index="12" draw:name="PowerPlusWaterMarkObject" draw:style-name="Mgr1" draw:text-style-name="MP1" svg:width="16.999cm" svg:height="2.44cm" draw:transform="rotate (0.785398163397448)"><text:p>A Thinking Byte..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Footer"/>
      </style:footer>
    </style:master-page>
    <style:master-page style:name="Endnote" style:page-layout-name="Mpm7">
      <style:header>
        <text:p text:style-name="Header"><draw:custom-shape text:anchor-type="char" draw:z-index="13" draw:name="PowerPlusWaterMarkObject" draw:style-name="Mgr1" draw:text-style-name="MP1" svg:width="16.999cm" svg:height="2.44cm" draw:transform="rotate (0.785398163397448)"><text:p>A Thinking Byte..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Footer"/>
      </style:footer>
    </style:master-page>
    <style:master-page style:name="Landscape" style:page-layout-name="Mpm8">
      <style:header>
        <text:p text:style-name="Header"><draw:custom-shape text:anchor-type="char" draw:z-index="14" draw:name="PowerPlusWaterMarkObject" draw:style-name="Mgr1" draw:text-style-name="MP1" svg:width="16.999cm" svg:height="2.44cm" draw:transform="rotate (0.785398163397448)"><text:p>A Thinking Byte..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5:20:58.713442660</meta:creation-date>
    <dc:date>2019-12-11T19:56:19.952606154</dc:date>
    <meta:editing-duration>PT12M54S</meta:editing-duration>
    <meta:editing-cycles>5</meta:editing-cycles>
    <meta:generator>LibreOffice/6.0.7.3$Linux_X86_64 LibreOffice_project/00m0$Build-3</meta:generator>
    <meta:document-statistic meta:table-count="16" meta:image-count="0" meta:object-count="0" meta:page-count="6" meta:paragraph-count="293" meta:word-count="1017" meta:character-count="5712" meta:non-whitespace-character-count="4702"/>
  </office:meta>
</office:document-meta>
</file>